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officeooo:paragraph-rsid="000d4a34" style:font-name-asian="Menlo-Regular" style:font-size-asian="11pt" style:font-name-complex="Menlo-Regular" style:font-size-complex="11pt"/>
    </style:style>
    <style:style style:name="P2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4pt" style:font-name-asian="Menlo-Regular" style:font-size-asian="14pt" style:font-name-complex="Arial" style:font-size-complex="14pt"/>
    </style:style>
    <style:style style:name="P3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4pt" officeooo:paragraph-rsid="000d4a34" style:font-name-asian="Menlo-Regular" style:font-size-asian="14pt" style:font-name-complex="Arial" style:font-size-complex="14pt"/>
    </style:style>
    <style:style style:name="P4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4pt" officeooo:paragraph-rsid="0006d0b0" style:font-name-asian="Menlo-Regular" style:font-size-asian="14pt" style:font-name-complex="Arial" style:font-size-complex="14pt"/>
    </style:style>
    <style:style style:name="P5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4pt" officeooo:paragraph-rsid="0009cfd5" style:font-name-asian="Menlo-Regular" style:font-size-asian="14pt" style:font-name-complex="Arial" style:font-size-complex="14pt"/>
    </style:style>
    <style:style style:name="P6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4pt" officeooo:paragraph-rsid="0006e69e" style:font-name-asian="Menlo-Regular" style:font-size-asian="14pt" style:font-name-complex="Arial" style:font-size-complex="14pt"/>
    </style:style>
    <style:style style:name="P7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4pt" officeooo:paragraph-rsid="000b9338" style:font-name-asian="Menlo-Regular" style:font-size-asian="14pt" style:font-name-complex="Arial" style:font-size-complex="14pt"/>
    </style:style>
    <style:style style:name="P8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4pt" fo:font-weight="normal" officeooo:paragraph-rsid="000d4a34" style:font-name-asian="Menlo-Regular" style:font-size-asian="14pt" style:font-weight-asian="normal" style:font-name-complex="Arial" style:font-size-complex="14pt" style:font-weight-complex="normal"/>
    </style:style>
    <style:style style:name="P9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4pt" style:text-underline-style="solid" style:text-underline-width="auto" style:text-underline-color="font-color" fo:font-weight="bold" officeooo:rsid="000d4a34" officeooo:paragraph-rsid="000d4a34" style:font-name-asian="Menlo-Regular" style:font-size-asian="14pt" style:font-weight-asian="bold" style:font-name-complex="Arial" style:font-size-complex="14pt" style:font-weight-complex="bold"/>
    </style:style>
    <style:style style:name="P10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rsid="0009cfd5" officeooo:paragraph-rsid="0009cfd5"/>
    </style:style>
    <style:style style:name="P11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752a5" officeooo:paragraph-rsid="000be151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8b933" officeooo:paragraph-rsid="000be151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0752a5" officeooo:paragraph-rsid="000be151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1652a1" officeooo:paragraph-rsid="000be151" style:font-size-asian="21pt" style:font-weight-asian="bold" style:font-size-complex="2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093952" officeooo:paragraph-rsid="000be151" style:font-size-asian="21pt" style:font-weight-asian="bold" style:font-size-complex="2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0578da" officeooo:paragraph-rsid="000be151" style:font-size-asian="21pt" style:font-weight-asian="bold" style:font-size-complex="24pt" style:font-weight-complex="bold"/>
    </style:style>
    <style:style style:name="P17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font-size="14pt" style:font-size-asian="14pt" style:font-name-complex="Arial" style:font-size-complex="14pt"/>
    </style:style>
    <style:style style:name="P18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Arial" fo:font-size="14pt" style:text-underline-style="none" fo:font-weight="normal" officeooo:rsid="000752a5" officeooo:paragraph-rsid="000be151" style:font-size-asian="12.25pt" style:font-weight-asian="normal" style:font-size-complex="14pt" style:font-weight-complex="normal"/>
    </style:style>
    <style:style style:name="T1" style:family="text">
      <style:text-properties fo:font-weight="bold" officeooo:rsid="0006e69e" style:font-weight-asian="bold" style:font-weight-complex="bold"/>
    </style:style>
    <style:style style:name="T2" style:family="text">
      <style:text-properties fo:font-weight="bold" officeooo:rsid="000d4a34" style:font-weight-asian="bold" style:font-weight-complex="bold"/>
    </style:style>
    <style:style style:name="T3" style:family="text">
      <style:text-properties officeooo:rsid="0008bb1c"/>
    </style:style>
    <style:style style:name="T4" style:family="text">
      <style:text-properties fo:color="#222222" style:font-name="Arial1" fo:language="en" fo:country="IN" style:language-asian="en" style:country-asian="IN" style:font-name-complex="Mangal" style:language-complex="hi" style:country-complex="IN"/>
    </style:style>
    <style:style style:name="T5" style:family="text">
      <style:text-properties fo:color="#222222" fo:language="en" fo:country="IN" style:language-asian="en" style:country-asian="IN" style:language-complex="hi" style:country-complex="IN"/>
    </style:style>
    <style:style style:name="T6" style:family="text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7" style:family="text">
      <style:text-properties fo:color="#000000" style:font-name="Menlo-Regular" fo:font-size="11pt" officeooo:rsid="0009cfd5" style:font-name-asian="Menlo-Regular" style:font-size-asian="11pt" style:font-name-complex="Menlo-Regular" style:font-size-complex="11pt"/>
    </style:style>
    <style:style style:name="T8" style:family="text">
      <style:text-properties fo:color="#000000" fo:font-size="11pt" style:font-name-asian="Menlo-Regular" style:font-size-asian="11pt" style:font-size-complex="11pt"/>
    </style:style>
    <style:style style:name="T9" style:family="text">
      <style:text-properties fo:color="#000000" fo:font-size="11pt" officeooo:rsid="0009cfd5" style:font-name-asian="Menlo-Regular" style:font-size-asian="11pt" style:font-size-complex="11pt"/>
    </style:style>
    <style:style style:name="T10" style:family="text">
      <style:text-properties fo:color="#000000" style:font-name-asian="Menlo-Regular"/>
    </style:style>
    <style:style style:name="T11" style:family="text">
      <style:text-properties fo:color="#000000" officeooo:rsid="0009cfd5" style:font-name-asian="Menlo-Regular"/>
    </style:style>
    <style:style style:name="T12" style:family="text">
      <style:text-properties officeooo:rsid="0008b933"/>
    </style:style>
    <style:style style:name="T13" style:family="text">
      <style:text-properties officeooo:rsid="00093952"/>
    </style:style>
    <style:style style:name="T14" style:family="text">
      <style:text-properties officeooo:rsid="000be151"/>
    </style:style>
    <style:style style:name="T15" style:family="text">
      <style:text-properties officeooo:rsid="000d4a34"/>
    </style:style>
    <style:style style:name="T16" style:family="text">
      <style:text-properties fo:font-weight="normal" officeooo:rsid="000d4a34" style:font-weight-asian="normal" style:font-weight-complex="normal"/>
    </style:style>
    <style:style style:name="T17" style:family="text">
      <style:text-properties style:font-name="Arial"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SSIGNMENT – <text:span text:style-name="T14">9<text:tab/></text:span>:</text:p>
      <text:p text:style-name="P15"><text:span text:style-name="T14">DICTIONARY USING AVL</text:span> TREE</text:p>
      <text:p text:style-name="P16"/>
      <text:p text:style-name="P12">Mahesh Bharadwaj K</text:p>
      <text:p text:style-name="P11">185001<text:span text:style-name="T12">089</text:span></text:p>
      <text:p text:style-name="P11"/>
      <text:p text:style-name="P13">//<text:span text:style-name="T15">AVLTree.h</text:span></text:p>
      <text:p text:style-name="P13"/>
      <text:p text:style-name="P11">typedef struct record{</text:p>
      <text:p text:style-name="P11"><text:tab/>char word[50];</text:p>
      <text:p text:style-name="P11"><text:tab/>char hindi[50];</text:p>
      <text:p text:style-name="P11"><text:tab/>char tamil[50];</text:p>
      <text:p text:style-name="P11">}Record;</text:p>
      <text:p text:style-name="P11"/>
      <text:p text:style-name="P11">typedef struct avlnode{</text:p>
      <text:p text:style-name="P11"><text:tab/>Record r;</text:p>
      <text:p text:style-name="P11"><text:tab/>struct avlnode * left , * right;</text:p>
      <text:p text:style-name="P11"><text:tab/>short int height;</text:p>
      <text:p text:style-name="P11">}AVLTreeNode;</text:p>
      <text:p text:style-name="P11"/>
      <text:p text:style-name="P11">typedef AVLTreeNode * AVLTree;</text:p>
      <text:p text:style-name="P11"/>
      <text:p text:style-name="P11">static int height(AVLTree t){</text:p>
      <text:p text:style-name="P11"><text:tab/>if(t == NULL)</text:p>
      <text:p text:style-name="P11"><text:tab/><text:tab/>return -1;</text:p>
      <text:p text:style-name="P11"/>
      <text:p text:style-name="P11"><text:tab/>return t -&gt; height;</text:p>
      <text:p text:style-name="P11">}</text:p>
      <text:p text:style-name="P11">int max(int a,int b){</text:p>
      <text:p text:style-name="P11"><text:tab/>return ((a &gt; b)? a : b);</text:p>
      <text:p text:style-name="P11">}</text:p>
      <text:p text:style-name="P11">static AVLTree singlerotatewithleft(AVLTree k2){</text:p>
      <text:p text:style-name="P11"><text:tab/>AVLTree k1;</text:p>
      <text:p text:style-name="P11"><text:tab/>k1 = k2 -&gt; left;</text:p>
      <text:p text:style-name="P11"><text:tab/>k2 -&gt; left = k1 -&gt; right;</text:p>
      <text:p text:style-name="P11"><text:tab/>k1 -&gt; right = k2;</text:p>
      <text:p text:style-name="P11"/>
      <text:p text:style-name="P11"><text:tab/>k2 -&gt; height = max(height(k2 -&gt; left),height(k2 -&gt; right)) + 1;</text:p>
      <text:p text:style-name="P11"><text:tab/>k1 -&gt; height = max(height(k1 -&gt; left),k2 -&gt; height) + 1;</text:p>
      <text:p text:style-name="P11"/>
      <text:p text:style-name="P11"><text:tab/>return k1;</text:p>
      <text:p text:style-name="P11">}</text:p>
      <text:p text:style-name="P11"/>
      <text:p text:style-name="P11"><text:soft-page-break/>static AVLTree singlerotatewithright(AVLTree k2){</text:p>
      <text:p text:style-name="P11"><text:tab/>AVLTree k1;</text:p>
      <text:p text:style-name="P11"><text:tab/>k1 = k2 -&gt; right;</text:p>
      <text:p text:style-name="P11"><text:tab/>k2 -&gt; right = k1 -&gt; left;</text:p>
      <text:p text:style-name="P11"><text:tab/>k1 -&gt; left = k2;</text:p>
      <text:p text:style-name="P11"><text:tab/></text:p>
      <text:p text:style-name="P11"><text:tab/>k2 -&gt; height = max(height(k2 -&gt; left),height(k2 -&gt; right)) + 1;</text:p>
      <text:p text:style-name="P11"><text:tab/>k1 -&gt; height = max(height(k1 -&gt; left),k2 -&gt; height) + 1;</text:p>
      <text:p text:style-name="P11"/>
      <text:p text:style-name="P11"><text:tab/>return k1;</text:p>
      <text:p text:style-name="P11">}</text:p>
      <text:p text:style-name="P11"/>
      <text:p text:style-name="P11">static AVLTree doublerotatewithleft(AVLTree k3){</text:p>
      <text:p text:style-name="P11"><text:tab/>k3 -&gt; left = singlerotatewithright(k3 -&gt; left);</text:p>
      <text:p text:style-name="P11"/>
      <text:p text:style-name="P11"><text:tab/>return singlerotatewithleft(k3);</text:p>
      <text:p text:style-name="P11">}</text:p>
      <text:p text:style-name="P11"/>
      <text:p text:style-name="P11">static AVLTree doublerotatewithright(AVLTree k3){</text:p>
      <text:p text:style-name="P11"><text:tab/>k3 -&gt; right = singlerotatewithleft(k3 -&gt; right);</text:p>
      <text:p text:style-name="P11"/>
      <text:p text:style-name="P11"><text:tab/>return singlerotatewithright(k3);</text:p>
      <text:p text:style-name="P11">}</text:p>
      <text:p text:style-name="P11"/>
      <text:p text:style-name="P11"/>
      <text:p text:style-name="P11">AVLTree insert(Record r,AVLTree t){</text:p>
      <text:p text:style-name="P11"><text:tab/>if(t == NULL){</text:p>
      <text:p text:style-name="P11"><text:tab/><text:tab/>t = (AVLTree)malloc(sizeof(AVLTreeNode));</text:p>
      <text:p text:style-name="P11"><text:tab/><text:tab/>t -&gt; r = r;</text:p>
      <text:p text:style-name="P11"><text:tab/><text:tab/>t -&gt; left = t -&gt; right = NULL;</text:p>
      <text:p text:style-name="P11"><text:tab/>}</text:p>
      <text:p text:style-name="P11"><text:tab/>else if(strcmp(r.word,t -&gt; r.word) &lt; 0){</text:p>
      <text:p text:style-name="P11"><text:tab/><text:tab/>t -&gt; left = insert(r,t -&gt; left);</text:p>
      <text:p text:style-name="P11"><text:tab/><text:tab/>if(height(t -&gt; left) - height(t -&gt; right) == 2)</text:p>
      <text:p text:style-name="P11"><text:tab/><text:tab/><text:tab/>if(strcmp(r.word,t -&gt; left -&gt; r.word) &lt; 0){</text:p>
      <text:p text:style-name="P11"><text:tab/><text:tab/><text:tab/><text:tab/>printf("\nSingle rotate performed!\n");</text:p>
      <text:p text:style-name="P11"><text:tab/><text:tab/><text:tab/><text:tab/>t = singlerotatewithleft(t);</text:p>
      <text:p text:style-name="P11"><text:tab/><text:tab/><text:tab/>}</text:p>
      <text:p text:style-name="P11"><text:tab/><text:tab/><text:tab/>else{</text:p>
      <text:p text:style-name="P11"><text:tab/><text:tab/><text:tab/><text:tab/>printf("\nDouble rotate performed!\n");</text:p>
      <text:p text:style-name="P11"><text:tab/><text:tab/><text:tab/><text:tab/>t = doublerotatewithleft(t);<text:tab/><text:tab/><text:tab/></text:p>
      <text:p text:style-name="P11"><text:tab/><text:tab/><text:tab/>}</text:p>
      <text:p text:style-name="P11"><text:tab/>}</text:p>
      <text:p text:style-name="P11"/>
      <text:p text:style-name="P11"><text:tab/>else if(strcmp(r.word,t -&gt; r.word) &gt; 0){</text:p>
      <text:p text:style-name="P11"><text:soft-page-break/><text:tab/><text:tab/>t -&gt; right = insert(r,t -&gt; right);</text:p>
      <text:p text:style-name="P11"><text:tab/><text:tab/>if(height(t -&gt; right) - height(t -&gt; left) == 2)</text:p>
      <text:p text:style-name="P11"><text:tab/><text:tab/><text:tab/>if(strcmp(r.word,t -&gt; right -&gt; r.word) &gt; 0){</text:p>
      <text:p text:style-name="P11"><text:tab/><text:tab/><text:tab/><text:tab/>printf("\nSingle rotate performed!\n");</text:p>
      <text:p text:style-name="P11"><text:tab/><text:tab/><text:tab/><text:tab/>t = singlerotatewithright(t);</text:p>
      <text:p text:style-name="P11"><text:tab/><text:tab/><text:tab/>}</text:p>
      <text:p text:style-name="P11"><text:tab/><text:tab/><text:tab/>else{</text:p>
      <text:p text:style-name="P11"><text:tab/><text:tab/><text:tab/><text:tab/>printf("\nDouble rotate performed!\n");</text:p>
      <text:p text:style-name="P11"><text:tab/><text:tab/><text:tab/><text:tab/>t = doublerotatewithright(t);</text:p>
      <text:p text:style-name="P11"><text:tab/><text:tab/><text:tab/>}</text:p>
      <text:p text:style-name="P11"><text:tab/>}</text:p>
      <text:p text:style-name="P11"/>
      <text:p text:style-name="P11"><text:tab/>t -&gt; height = max(height(t -&gt; left),height(t -&gt; right)) + 1;</text:p>
      <text:p text:style-name="P11"><text:tab/>return t;</text:p>
      <text:p text:style-name="P11">}</text:p>
      <text:p text:style-name="P11"/>
      <text:p text:style-name="P11">void search(AVLTree t,char * const word){</text:p>
      <text:p text:style-name="P11"><text:tab/>if(t == NULL){</text:p>
      <text:p text:style-name="P11"><text:tab/><text:tab/>printf("Not found!\n");</text:p>
      <text:p text:style-name="P11"><text:tab/><text:tab/>return;</text:p>
      <text:p text:style-name="P11"><text:tab/>}</text:p>
      <text:p text:style-name="P11"/>
      <text:p text:style-name="P11"><text:tab/>if(strcmp(word,t -&gt; r.word) &lt; 0)</text:p>
      <text:p text:style-name="P11"><text:tab/><text:tab/>return search(t -&gt; left,word);</text:p>
      <text:p text:style-name="P11"><text:tab/>else if(strcmp(word,t -&gt; r.word) &gt; 0)</text:p>
      <text:p text:style-name="P11"><text:tab/><text:tab/>return search(t -&gt; right,word);</text:p>
      <text:p text:style-name="P11"><text:tab/>else</text:p>
      <text:p text:style-name="P11"><text:tab/><text:tab/>printf("\nWord <text:s text:c="3"/>: %s\nHindi <text:s text:c="2"/>: %s\nTamil <text:s text:c="2"/>: %s\n",t -&gt; r.word,t -&gt; r.hindi,t -&gt; r.tamil);</text:p>
      <text:p text:style-name="P11">}</text:p>
      <text:p text:style-name="P11"/>
      <text:p text:style-name="P11">void inorder(AVLTree t){</text:p>
      <text:p text:style-name="P11"><text:tab/>if(t == NULL)</text:p>
      <text:p text:style-name="P11"><text:tab/><text:tab/>return;</text:p>
      <text:p text:style-name="P11"><text:tab/>inorder(t -&gt; left);</text:p>
      <text:p text:style-name="P11"><text:tab/>printf("%s\t",t -&gt; r.word);</text:p>
      <text:p text:style-name="P11"><text:tab/>inorder(t -&gt; right);</text:p>
      <text:p text:style-name="P11">}</text:p>
      <text:p text:style-name="P11"/>
      <text:p text:style-name="P18"/>
      <text:p text:style-name="P11"/>
      <text:p text:style-name="P11"/>
      <text:p text:style-name="P11"/>
      <text:p text:style-name="P11"/>
      <text:p text:style-name="P11"/>
      <text:p text:style-name="P13"><text:soft-page-break/>//<text:span text:style-name="T15">Main.c</text:span></text:p>
      <text:p text:style-name="P1"/>
      <text:p text:style-name="P3"/>
      <text:p text:style-name="P8">#include &lt;stdio.h&gt;</text:p>
      <text:p text:style-name="P8">#include &lt;stdlib.h&gt;</text:p>
      <text:p text:style-name="P8">#include &lt;string.h&gt;</text:p>
      <text:p text:style-name="P8"/>
      <text:p text:style-name="P8">#include "AVLTree.h"</text:p>
      <text:p text:style-name="P8"/>
      <text:p text:style-name="P8"/>
      <text:p text:style-name="P8">int main(void){</text:p>
      <text:p text:style-name="P8"><text:tab/>AVLTree t = NULL; </text:p>
      <text:p text:style-name="P8"><text:tab/>int n = 0;</text:p>
      <text:p text:style-name="P8"><text:tab/>Record r;</text:p>
      <text:p text:style-name="P8"><text:tab/>printf("Enter the number of records: ");</text:p>
      <text:p text:style-name="P8"><text:tab/>scanf("%d",&amp;n);</text:p>
      <text:p text:style-name="P8"><text:tab/>getchar();</text:p>
      <text:p text:style-name="P8"/>
      <text:p text:style-name="P8"><text:tab/>for(int i = 0 ; i &lt; n ; i++){</text:p>
      <text:p text:style-name="P8"><text:tab/><text:tab/>system("clear");</text:p>
      <text:p text:style-name="P8"><text:tab/><text:tab/>printf("Enter the word <text:s text:c="10"/>: ");</text:p>
      <text:p text:style-name="P8"><text:tab/><text:tab/>scanf("%[^\n]",r.word);</text:p>
      <text:p text:style-name="P8"><text:tab/><text:tab/>getchar();</text:p>
      <text:p text:style-name="P8"><text:tab/><text:tab/>printf("Enter the tamil meaning <text:s/>: ");</text:p>
      <text:p text:style-name="P8"><text:tab/><text:tab/>scanf("%[^\n]",r.tamil);</text:p>
      <text:p text:style-name="P8"><text:tab/><text:tab/>getchar();</text:p>
      <text:p text:style-name="P8"><text:tab/><text:tab/>printf("Enter the hindi meaning <text:s/>: ");</text:p>
      <text:p text:style-name="P8"><text:tab/><text:tab/>scanf("%[^\n]",r.hindi);</text:p>
      <text:p text:style-name="P8"><text:tab/><text:tab/>getchar();</text:p>
      <text:p text:style-name="P8"><text:tab/><text:tab/>t = insert(r,t);</text:p>
      <text:p text:style-name="P8"/>
      <text:p text:style-name="P8"><text:tab/><text:tab/>printf("Tree after insertion: \n");</text:p>
      <text:p text:style-name="P8"><text:tab/><text:tab/>inorder(t);</text:p>
      <text:p text:style-name="P8"><text:tab/><text:tab/>printf("\n");</text:p>
      <text:p text:style-name="P8"/>
      <text:p text:style-name="P8"><text:tab/><text:tab/>printf("Press any key to continue......");</text:p>
      <text:p text:style-name="P8"><text:tab/><text:tab/>getchar();</text:p>
      <text:p text:style-name="P8"/>
      <text:p text:style-name="P8"><text:tab/>}</text:p>
      <text:p text:style-name="P8"/>
      <text:p text:style-name="P8"><text:tab/>int stop = 0;</text:p>
      <text:p text:style-name="P8"/>
      <text:p text:style-name="P8"><text:tab/>char word[50];</text:p>
      <text:p text:style-name="P8"><text:tab/>while(!stop){</text:p>
      <text:p text:style-name="P8"><text:tab/><text:tab/>system("clear");</text:p>
      <text:p text:style-name="P8"><text:soft-page-break/><text:tab/><text:tab/></text:p>
      <text:p text:style-name="P8"><text:tab/><text:tab/>printf("Enter the word to search : ");</text:p>
      <text:p text:style-name="P8"><text:tab/><text:tab/>scanf("%s",word);</text:p>
      <text:p text:style-name="P8"><text:tab/><text:tab/>search(t,word);</text:p>
      <text:p text:style-name="P8"/>
      <text:p text:style-name="P8"><text:tab/><text:tab/>printf("Do you want to stop 1/0: ");</text:p>
      <text:p text:style-name="P8"><text:tab/><text:tab/>scanf("%d",&amp;stop);</text:p>
      <text:p text:style-name="P8"><text:tab/><text:tab/></text:p>
      <text:p text:style-name="P8"/>
      <text:p text:style-name="P8"><text:tab/>}</text:p>
      <text:p text:style-name="P8">}</text:p>
      <text:p text:style-name="P3"/>
      <text:p text:style-name="P3"/>
      <text:p text:style-name="P9">OUTPUT:</text:p>
      <text:p text:style-name="P3">gml36:Assignment-9 cseb34$ ./main</text:p>
      <text:p text:style-name="P2">Enter the number of records: 15</text:p>
      <text:p text:style-name="P2"/>
      <text:p text:style-name="P4">Enter the word <text:s text:c="10"/>: Algorithm</text:p>
      <text:p text:style-name="P4">Enter the tamil meaning <text:s/>: நெறிமுறை</text:p>
      <text:p text:style-name="P4">Enter the hindi meaning <text:s/>: कलन विधि</text:p>
      <text:p text:style-name="P4">Tree after insertion: </text:p>
      <text:p text:style-name="P4">Algorithm<text:tab/></text:p>
      <text:p text:style-name="P4">Press any key to continue......</text:p>
      <text:p text:style-name="P4"/>
      <text:p text:style-name="P4">Enter the word <text:s text:c="10"/>: Animation</text:p>
      <text:p text:style-name="P4">Enter the tamil meaning <text:s/>: அசைவூட்டம்</text:p>
      <text:p text:style-name="P5">Enter the hindi meaning <text:s/>: <text:span text:style-name="T5">एनीमेशन</text:span></text:p>
      <text:p text:style-name="P4">Tree after insertion: </text:p>
      <text:p text:style-name="P4">Algorithm<text:tab/><text:tab/>Animation<text:tab/></text:p>
      <text:p text:style-name="P4">Press any key to continue......</text:p>
      <text:p text:style-name="P4"/>
      <text:p text:style-name="P4">Enter the word <text:s text:c="10"/>: Bit</text:p>
      <text:p text:style-name="P4">Enter the tamil meaning <text:s/>: நுண்மி</text:p>
      <text:p text:style-name="P4">Enter the hindi meaning <text:s/>: बिट</text:p>
      <text:p text:style-name="P4"/>
      <text:p text:style-name="P4">Single rotate performed!</text:p>
      <text:p text:style-name="P4">Tree after insertion: </text:p>
      <text:p text:style-name="P4">Algorithm<text:tab/><text:tab/>Animation<text:tab/>Bit<text:tab/></text:p>
      <text:p text:style-name="P4">Press any key to continue......</text:p>
      <text:p text:style-name="P4"/>
      <text:p text:style-name="P4"/>
      <text:p text:style-name="P4">Enter the word <text:s text:c="10"/>: Browser</text:p>
      <text:p text:style-name="P4">Enter the tamil meaning <text:s/>: உலாவி</text:p>
      <text:p text:style-name="P4">Enter the hindi meaning <text:s/>: ब्राउज़र</text:p>
      <text:p text:style-name="P4">Tree after insertion: </text:p>
      <text:p text:style-name="P4"><text:soft-page-break/>Algorithm<text:tab/><text:tab/>Animation<text:tab/>Bit<text:tab/>Browser<text:tab/></text:p>
      <text:p text:style-name="P4">Press any key to continue......</text:p>
      <text:p text:style-name="P4"/>
      <text:p text:style-name="P4">Enter the word <text:s text:c="10"/>: Clipboard</text:p>
      <text:p text:style-name="P4">Enter the tamil meaning <text:s/>: மறைப்பலகை</text:p>
      <text:p text:style-name="P4">Enter the hindi meaning <text:s/>: कर्तन पट्ट</text:p>
      <text:p text:style-name="P4"/>
      <text:p text:style-name="P4">Single rotate performed!</text:p>
      <text:p text:style-name="P4">Tree after insertion: </text:p>
      <text:p text:style-name="P4">Algorithm<text:tab/><text:tab/>Animation<text:tab/>Bit<text:tab/>Browser<text:tab/>Clipboard<text:tab/></text:p>
      <text:p text:style-name="P4">Press any key to continue......</text:p>
      <text:p text:style-name="P4"/>
      <text:p text:style-name="P4">Enter the word <text:s text:c="10"/>: Compiler</text:p>
      <text:p text:style-name="P4">Enter the tamil meaning <text:s/>: தொகுப்பி</text:p>
      <text:p text:style-name="P4">Enter the hindi meaning <text:s/>: संकलक</text:p>
      <text:p text:style-name="P4"/>
      <text:p text:style-name="P4">Single rotate performed!</text:p>
      <text:p text:style-name="P4">Tree after insertion: </text:p>
      <text:p text:style-name="P4">Algorithm<text:tab/><text:tab/>Animation<text:tab/>Bit<text:tab/>Browser<text:tab/>Clipboard<text:tab/><text:tab/>Compiler<text:tab/></text:p>
      <text:p text:style-name="P4">Press any key to continue......</text:p>
      <text:p text:style-name="P4"/>
      <text:p text:style-name="P4"/>
      <text:p text:style-name="P4"/>
      <text:p text:style-name="P4">Enter the word <text:s text:c="10"/>: Digital</text:p>
      <text:p text:style-name="P4">Enter the tamil meaning <text:s/>: எண்மின்</text:p>
      <text:p text:style-name="P4">Enter the hindi meaning <text:s/>: डिजिटल</text:p>
      <text:p text:style-name="P4"/>
      <text:p text:style-name="P4">Single rotate performed!</text:p>
      <text:p text:style-name="P4">Tree after insertion: </text:p>
      <text:p text:style-name="P4">Algorithm<text:tab/><text:tab/>Animation<text:tab/>Bit<text:tab/>Browser<text:tab/>Clipboard<text:tab/><text:tab/>Compiler<text:tab/><text:tab/>Digital<text:tab/></text:p>
      <text:p text:style-name="P4">Press any key to continue......</text:p>
      <text:p text:style-name="P4"/>
      <text:p text:style-name="P4">Enter the word <text:s text:c="10"/>: Printer</text:p>
      <text:p text:style-name="P4">Enter the tamil meaning <text:s/>: அச்சுப்பொறி</text:p>
      <text:p text:style-name="P4">Enter the hindi meaning <text:s/>: छापनेवाला यंत्र</text:p>
      <text:p text:style-name="P4">Tree after insertion: </text:p>
      <text:p text:style-name="P4">Algorithm<text:tab/><text:tab/>Animation<text:tab/>Bit<text:tab/>Browser<text:tab/>Clipboard<text:tab/><text:tab/>Compiler<text:tab/>Digital<text:tab/>Printer<text:tab/></text:p>
      <text:p text:style-name="P4">Press any key to continue......</text:p>
      <text:p text:style-name="P4"/>
      <text:p text:style-name="P4">Enter the word <text:s text:c="10"/>: Encoding</text:p>
      <text:p text:style-name="P4">Enter the tamil meaning <text:s/>: குறியாக்கம்</text:p>
      <text:p text:style-name="P4">Enter the hindi meaning <text:s/>: संकेतीकरण</text:p>
      <text:p text:style-name="P4"/>
      <text:p text:style-name="P4"><text:soft-page-break/>Double rotate performed!</text:p>
      <text:p text:style-name="P4">Tree after insertion: </text:p>
      <text:p text:style-name="P4">Algorithm<text:tab/><text:tab/>Animation<text:tab/>Bit<text:tab/>Browser<text:tab/>Clipboard<text:tab/><text:tab/>Compiler<text:tab/><text:tab/>Digital<text:tab/>Encoding<text:tab/>Printer<text:tab/></text:p>
      <text:p text:style-name="P4">Press any key to continue......</text:p>
      <text:p text:style-name="P4"/>
      <text:p text:style-name="P4"/>
      <text:p text:style-name="P4">Enter the word <text:s text:c="10"/>: Gateway</text:p>
      <text:p text:style-name="P4">Enter the tamil meaning <text:s/>: நுழைவாயில்</text:p>
      <text:p text:style-name="P4">Enter the hindi meaning <text:s/>: प्रवेशद्वार</text:p>
      <text:p text:style-name="P4"/>
      <text:p text:style-name="P4">Single rotate performed!</text:p>
      <text:p text:style-name="P4">Tree after insertion: </text:p>
      <text:p text:style-name="P4">Algorithm<text:tab/><text:tab/>Animation<text:tab/>Bit<text:tab/>Browser<text:tab/>Clipboard<text:tab/><text:tab/>Compiler<text:tab/><text:tab/>Digital<text:tab/>Encoding<text:tab/>Gateway<text:tab/>Printer<text:tab/></text:p>
      <text:p text:style-name="P4">Press any key to continue......</text:p>
      <text:p text:style-name="P4"/>
      <text:p text:style-name="P4">Enter the word <text:s text:c="10"/>: Hardware</text:p>
      <text:p text:style-name="P4">Enter the tamil meaning <text:s/>: வன்பொருள்</text:p>
      <text:p text:style-name="P4">Enter the hindi meaning <text:s/>:  हार्डवेयर</text:p>
      <text:p text:style-name="P4"/>
      <text:p text:style-name="P4">Double rotate performed!</text:p>
      <text:p text:style-name="P4">Tree after insertion: </text:p>
      <text:p text:style-name="P4">Algorithm<text:tab/><text:tab/>Animation<text:tab/>Bit<text:tab/>Browser<text:tab/>Clipboard<text:tab/><text:tab/>Compiler<text:tab/><text:tab/>Digital<text:tab/>Encoding<text:tab/>Gateway<text:tab/>Hardware<text:tab/>Printer<text:tab/></text:p>
      <text:p text:style-name="P4">Press any key to continue......</text:p>
      <text:p text:style-name="P4"/>
      <text:p text:style-name="P4">Enter the word <text:s text:c="10"/>: Internet</text:p>
      <text:p text:style-name="P4">Enter the tamil meaning <text:s/>: இணையம்</text:p>
      <text:p text:style-name="P4">Enter the hindi meaning <text:s/>: अंतराजाल</text:p>
      <text:p text:style-name="P4"/>
      <text:p text:style-name="P4">Single rotate performed!</text:p>
      <text:p text:style-name="P4">Tree after insertion: </text:p>
      <text:p text:style-name="P4">Algorithm<text:tab/><text:tab/>Animation<text:tab/>Bit<text:tab/>Browser<text:tab/>Clipboard<text:tab/><text:tab/>Compiler<text:tab/><text:tab/>Digital<text:tab/>Encoding<text:tab/>Gateway<text:tab/>Hardware<text:tab/>Internet<text:tab/>Printer<text:tab/></text:p>
      <text:p text:style-name="P4">Press any key to continue......</text:p>
      <text:p text:style-name="P4"/>
      <text:p text:style-name="P4">Enter the word <text:s text:c="10"/>: Memory</text:p>
      <text:p text:style-name="P4">Enter the tamil meaning <text:s/>: நினைவகம்</text:p>
      <text:p text:style-name="P4">Enter the hindi meaning <text:s/>: याददाश्त</text:p>
      <text:p text:style-name="P4"/>
      <text:p text:style-name="P4">Double rotate performed!</text:p>
      <text:p text:style-name="P4">Tree after insertion: </text:p>
      <text:p text:style-name="P4">Algorithm<text:tab/><text:tab/>Animation<text:tab/>Bit<text:tab/>Browser<text:tab/>Clipboard<text:tab/><text:tab/>Compiler<text:tab/><text:tab/>Digital<text:tab/>Encoding<text:tab/>Gateway<text:tab/>Hardware<text:tab/>Internet<text:tab/>Memory<text:soft-page-break/><text:tab/>Printer</text:p>
      <text:p text:style-name="P4">Press any key to continue......</text:p>
      <text:p text:style-name="P4"/>
      <text:p text:style-name="P4">Enter the word <text:s text:c="10"/>: Monitor</text:p>
      <text:p text:style-name="P4">Enter the tamil meaning <text:s/>: கணித்திரை</text:p>
      <text:p text:style-name="P4">Enter the hindi meaning <text:s/>: मॉनिटर</text:p>
      <text:p text:style-name="P4"/>
      <text:p text:style-name="P4">Single rotate performed!</text:p>
      <text:p text:style-name="P4">Tree after insertion: </text:p>
      <text:p text:style-name="P4">Algorithm<text:tab/><text:tab/>Animation<text:tab/>Bit<text:tab/>Browser<text:tab/>Clipboard<text:tab/><text:tab/>Compiler<text:tab/><text:tab/>Digital<text:tab/>Encoding<text:tab/>Gateway<text:tab/>Hardware<text:tab/>Internet<text:tab/>Memory<text:tab/>Monitor<text:tab/>Printer<text:tab/></text:p>
      <text:p text:style-name="P4">Press any key to continue......</text:p>
      <text:p text:style-name="P4"/>
      <text:p text:style-name="P4">Enter the word <text:s text:c="10"/>: Password</text:p>
      <text:p text:style-name="P4">Enter the tamil meaning <text:s/>: கடவுச்சொல்</text:p>
      <text:p text:style-name="P4">Enter the hindi meaning <text:s/>: संकेत-शब्द</text:p>
      <text:p text:style-name="P4"/>
      <text:p text:style-name="P4">Double rotate performed!</text:p>
      <text:p text:style-name="P4">Tree after insertion: </text:p>
      <text:p text:style-name="P4">Algorithm<text:tab/><text:tab/>Animation<text:tab/>Bit<text:tab/>Browser<text:tab/>Clipboard<text:tab/><text:tab/>Compiler<text:tab/><text:tab/>Digital<text:tab/>Encoding<text:tab/>Gateway<text:tab/>Hardware<text:tab/>Internet<text:tab/>Memory<text:tab/>Monitor<text:tab/>Password<text:tab/>Printer<text:tab/></text:p>
      <text:p text:style-name="P4">Press any key to continue......</text:p>
      <text:p text:style-name="P4"/>
      <text:p text:style-name="P6"><text:span text:style-name="T1">All records Entered!</text:span></text:p>
      <text:p text:style-name="P4"/>
      <text:p text:style-name="P2">Enter the word to search : Algorithm</text:p>
      <text:p text:style-name="P2"/>
      <text:p text:style-name="P2">Word <text:s text:c="3"/>: Algorithm</text:p>
      <text:p text:style-name="P7">Tamil <text:s text:c="2"/>: நெறிமுறை</text:p>
      <text:p text:style-name="P2">Hindi <text:s text:c="2"/>: कलन विधि</text:p>
      <text:p text:style-name="P2">Do you want to stop 1/0: 0</text:p>
      <text:p text:style-name="P2"/>
      <text:p text:style-name="P2">Enter the word to search : b<text:span text:style-name="T3">inary</text:span></text:p>
      <text:p text:style-name="P2">Not found!</text:p>
      <text:p text:style-name="P2"/>
      <text:p text:style-name="P2">Enter the word to search : Bit</text:p>
      <text:p text:style-name="P2"/>
      <text:p text:style-name="P2">Word <text:s text:c="3"/>: Bit</text:p>
      <text:p text:style-name="P2">Tamil <text:s text:c="2"/>: நுண்மி</text:p>
      <text:p text:style-name="P7">Hindi <text:s text:c="2"/>: बिट</text:p>
      <text:p text:style-name="P17"><text:span text:style-name="T10">Do you want to stop 1/0: </text:span><text:span text:style-name="T11">1</text:span></text:p>
      <text:p text:style-name="P17"><text:span text:style-name="T11"/></text:p>
      <text:p text:style-name="P10"><text:span text:style-name="T7">=</text:span><text:span text:style-name="T6">================================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1:12:15</meta:creation-date>
    <dc:date>2019-09-07T21:25:42.872883294</dc:date>
    <meta:editing-duration>PT14M9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8" meta:paragraph-count="264" meta:word-count="1092" meta:character-count="7318" meta:non-whitespace-character-count="6018"/>
  </office:meta>
</office:document-meta>
</file>